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-color="#eeeeee" draw:textarea-horizontal-align="justify" draw:textarea-vertical-align="middle" draw:auto-grow-height="false" fo:min-height="1.25cm" fo:min-width="8cm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4.61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6.96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3cm" fo:min-width="7.293cm"/>
      <style:paragraph-properties style:writing-mode="lr-tb"/>
    </style:style>
    <style:style style:name="gr6" style:family="graphic" style:parent-style-name="objectwithoutfill">
      <style:graphic-properties svg:stroke-color="#111111" draw:marker-end="Arrowheads_20_1" draw:marker-end-width="0.3cm" draw:fill="none" draw:textarea-vertical-align="middle"/>
    </style:style>
    <style:style style:name="gr7" style:family="graphic" style:parent-style-name="objectwithoutfill">
      <style:graphic-properties svg:stroke-color="#111111" draw:marker-end="Arrowheads_20_2" draw:marker-end-width="0.3cm" draw:fill="none" draw:textarea-vertical-align="middle"/>
    </style:style>
    <style:style style:name="gr8" style:family="graphic" style:parent-style-name="objectwithoutfill">
      <style:graphic-properties svg:stroke-color="#111111" draw:marker-end="Arrowheads_20_3" draw:marker-end-width="0.3cm" draw:fill="none" draw:textarea-vertical-align="middle"/>
    </style:style>
    <style:style style:name="gr9" style:family="graphic" style:parent-style-name="standard">
      <style:graphic-properties svg:stroke-color="#111111" draw:fill-color="#eeeeee" draw:textarea-horizontal-align="justify" draw:textarea-vertical-align="middle" draw:auto-grow-height="false" fo:min-height="3.579cm" fo:min-width="14.25cm"/>
    </style:style>
    <style:style style:name="gr10" style:family="graphic" style:parent-style-name="standard">
      <style:graphic-properties draw:stroke="none" svg:stroke-color="#000000" draw:fill="none" draw:fill-color="#ffffff" fo:min-height="0.67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.221cm"/>
      <style:paragraph-properties style:writing-mode="lr-tb"/>
    </style:style>
    <style:style style:name="gr12" style:family="graphic" style:parent-style-name="objectwithoutfill">
      <style:graphic-properties svg:stroke-color="#111111" draw:fill="none" draw:textarea-vertical-align="middle"/>
    </style:style>
    <style:style style:name="gr13" style:family="graphic" style:parent-style-name="objectwithoutfill">
      <style:graphic-properties svg:stroke-color="#111111" draw:marker-end="Arrowheads_20_4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6" style:family="graphic" style:parent-style-name="objectwithoutfill">
      <style:graphic-properties draw:stroke="dash" draw:stroke-dash="Long_20_Dash" svg:stroke-color="#111111" draw:marker-end="Triangle_20_unfilled" draw:marker-end-width="0.8cm" draw:fill="none" draw:textarea-vertical-align="middle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color="#111111" loext:opacity="100%"/>
    </style:style>
    <style:style style:name="P4" style:family="paragraph">
      <loext:graphic-properties draw:fill="none" draw:fill-color="#ffffff"/>
      <style:text-properties fo:color="#111111" loext:opacity="100%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color="#111111" loext:opacity="100%"/>
    </style:style>
    <style:style style:name="P7" style:family="paragraph">
      <loext:graphic-properties draw:fill="none" draw:fill-color="#ffffff"/>
      <style:paragraph-properties fo:text-align="center"/>
      <style:text-properties fo:color="#111111" loext:opacity="100%"/>
    </style:style>
    <style:style style:name="P8" style:family="paragraph">
      <style:text-properties fo:color="#111111" loext:opacity="100%" fo:font-size="14pt" style:font-size-asian="14pt" style:font-size-complex="14pt"/>
    </style:style>
    <style:style style:name="P9" style:family="paragraph">
      <loext:graphic-properties draw:fill="none" draw:fill-color="#ffffff"/>
      <style:text-properties fo:color="#111111" loext:opacity="100%" fo:font-size="14pt" style:font-size-asian="14pt" style:font-size-complex="14pt"/>
    </style:style>
    <style:style style:name="T1" style:family="text">
      <style:text-properties fo:color="#111111" loext:opacity="100%"/>
    </style:style>
    <style:style style:name="T2" style:family="text">
      <style:text-properties fo:color="#111111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xml:id="id3" draw:id="id3" draw:layer="layout" svg:width="8.5cm" svg:height="1.5cm" svg:x="2.625cm" svg:y="12.495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6.292cm" svg:height="0.962cm" svg:x="3.729cm" svg:y="12.764cm">
              <draw:text-box>
                <text:p>PreRequestHandler</text:p>
              </draw:text-box>
            </draw:frame>
          </draw:g>
          <draw:g>
            <draw:custom-shape draw:style-name="gr1" draw:text-style-name="P1" xml:id="id5" draw:id="id5" draw:layer="layout" svg:width="8.5cm" svg:height="1.5cm" svg:x="2.625cm" svg:y="15.52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2" draw:layer="layout" svg:width="5.117cm" svg:height="0.962cm" svg:x="4.608cm" svg:y="15.808cm">
              <draw:text-box>
                <text:p>StatusHandler</text:p>
              </draw:text-box>
            </draw:frame>
          </draw:g>
          <draw:g>
            <draw:custom-shape draw:style-name="gr1" draw:text-style-name="P1" xml:id="id6" draw:id="id6" draw:layer="layout" svg:width="8.5cm" svg:height="1.5cm" svg:x="2.625cm" svg:y="18.545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2" draw:layer="layout" svg:width="6.734cm" svg:height="0.962cm" svg:x="3.508cm" svg:y="18.814cm">
              <draw:text-box>
                <text:p>MeasurementHandler</text:p>
              </draw:text-box>
            </draw:frame>
          </draw:g>
          <draw:g>
            <draw:custom-shape draw:style-name="gr1" draw:text-style-name="P1" xml:id="id2" draw:id="id2" draw:layer="layout" svg:width="8.5cm" svg:height="1.5cm" svg:x="15.875cm" svg:y="9.656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6.146cm" svg:height="0.993cm" svg:x="17.052cm" svg:y="9.91cm">
              <draw:text-box>
                <text:p text:style-name="P3"><text:span text:style-name="T1">MongoGridFsClient</text:span></text:p>
              </draw:text-box>
            </draw:frame>
          </draw:g>
          <draw:connector draw:style-name="gr6" draw:text-style-name="P5" draw:layer="layout" svg:x1="34.875cm" svg:y1="12.497cm" svg:x2="20.125cm" svg:y2="11.156cm" draw:start-shape="id1" draw:start-glue-point="0" draw:end-shape="id2" svg:d="M34875 12497v-670h-14750v-671" svg:viewBox="0 0 14751 1342">
            <text:p/>
          </draw:connector>
          <draw:connector draw:style-name="gr7" draw:text-style-name="P5" draw:layer="layout" svg:x1="11.125cm" svg:y1="13.245cm" svg:x2="13.275cm" svg:y2="16.17cm" draw:start-shape="id3" draw:end-shape="id4" svg:d="M11125 13245h1075v2925h1075" svg:viewBox="0 0 2151 2926">
            <text:p/>
          </draw:connector>
          <draw:connector draw:style-name="gr8" draw:text-style-name="P5" draw:layer="layout" svg:x1="11.125cm" svg:y1="16.27cm" svg:x2="13.275cm" svg:y2="16.17cm" draw:start-shape="id5" draw:end-shape="id4" svg:d="M11125 16270h1075v-100h1075" svg:viewBox="0 0 2151 101">
            <text:p/>
          </draw:connector>
          <draw:g xml:id="id4" draw:id="id4">
            <draw:custom-shape draw:style-name="gr9" draw:text-style-name="P1" draw:layer="layout" svg:width="14.75cm" svg:height="3.829cm" svg:x="13.275cm" svg:y="14.045cm">
              <text:p/>
              <draw:enhanced-geometry svg:viewBox="0 0 21600 21600" draw:type="rectangle" draw:enhanced-path="M 0 0 L 21600 0 21600 21600 0 21600 0 0 Z N"/>
            </draw:custom-shape>
            <draw:frame draw:style-name="gr10" draw:text-style-name="P7" draw:layer="layout" svg:width="6.25cm" svg:height="1.673cm" svg:x="17.525cm" svg:y="14.122cm">
              <draw:text-box>
                <text:p text:style-name="P6"><text:span text:style-name="T1">&lt;&lt;Interface&gt;&gt;</text:span></text:p>
                <text:p text:style-name="P6"><text:span text:style-name="T1">DataStorageService</text:span></text:p>
              </draw:text-box>
            </draw:frame>
            <draw:frame draw:style-name="gr11" draw:text-style-name="P9" draw:layer="layout" svg:width="14.75cm" svg:height="2.471cm" svg:x="13.275cm" svg:y="15.824cm">
              <draw:text-box>
                <text:p text:style-name="P8"><text:span text:style-name="T2">+ store(measurement: Measurement): Promise&lt;Void&gt;</text:span></text:p>
                <text:p text:style-name="P8"><text:span text:style-name="T2">+ isStored(measurement: Measurement): Promise&lt;Boolean&gt;</text:span></text:p>
                <text:p text:style-name="P8"><text:span text:style-name="T2">+ bytesUploaded(measurement: Measurement): Promise&lt;Long&gt;</text:span></text:p>
              </draw:text-box>
            </draw:frame>
            <draw:line draw:style-name="gr12" draw:text-style-name="P5" draw:layer="layout" svg:x1="13.525cm" svg:y1="15.874cm" svg:x2="27.775cm" svg:y2="15.874cm">
              <text:p/>
            </draw:line>
          </draw:g>
          <draw:connector draw:style-name="gr13" draw:text-style-name="P5" draw:layer="layout" svg:x1="11.125cm" svg:y1="19.295cm" svg:x2="13.275cm" svg:y2="16.17cm" draw:start-shape="id6" draw:end-shape="id4" svg:d="M11125 19295h1075v-3125h1075" svg:viewBox="0 0 2151 3126">
            <text:p/>
          </draw:connector>
          <draw:g xml:id="id7" draw:id="id7">
            <draw:custom-shape draw:style-name="gr1" draw:text-style-name="P1" xml:id="id1" draw:id="id1" draw:layer="layout" svg:width="8.5cm" svg:height="1.5cm" svg:x="30.625cm" svg:y="12.497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2" draw:layer="layout" svg:width="6.738cm" svg:height="0.962cm" svg:x="31.506cm" svg:y="12.766cm">
              <draw:text-box>
                <text:p>GridFsStorageService</text:p>
              </draw:text-box>
            </draw:frame>
          </draw:g>
          <draw:g xml:id="id9" draw:id="id9">
            <draw:custom-shape draw:style-name="gr1" draw:text-style-name="P1" draw:layer="layout" svg:width="8.5cm" svg:height="1.5cm" svg:x="30.625cm" svg:y="15.345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2" draw:layer="layout" svg:width="7.97cm" svg:height="0.962cm" svg:x="30.89cm" svg:y="15.614cm">
              <draw:text-box>
                <text:p>FileSystemStorageService</text:p>
              </draw:text-box>
            </draw:frame>
          </draw:g>
          <draw:g xml:id="id8" draw:id="id8">
            <draw:custom-shape draw:style-name="gr1" draw:text-style-name="P1" draw:layer="layout" svg:width="8.5cm" svg:height="1.5cm" svg:x="30.75cm" svg:y="18.545cm">
              <text:p/>
              <draw:enhanced-geometry svg:viewBox="0 0 21600 21600" draw:type="rectangle" draw:enhanced-path="M 0 0 L 21600 0 21600 21600 0 21600 0 0 Z N"/>
            </draw:custom-shape>
            <draw:frame draw:style-name="gr15" draw:text-style-name="P2" draw:layer="layout" svg:width="8.75cm" svg:height="1cm" svg:x="30.625cm" svg:y="18.795cm">
              <draw:text-box>
                <text:p>GoogleCloudStorageService</text:p>
              </draw:text-box>
            </draw:frame>
          </draw:g>
          <draw:connector draw:style-name="gr16" draw:text-style-name="P5" draw:layer="layout" svg:x1="30.625cm" svg:y1="13.247cm" svg:x2="28.025cm" svg:y2="16.17cm" draw:start-shape="id7" draw:end-shape="id4" draw:end-glue-point="1" svg:d="M30625 13247h-1300v2923h-1300" svg:viewBox="0 0 2601 2924">
            <text:p/>
          </draw:connector>
          <draw:connector draw:style-name="gr16" draw:text-style-name="P5" draw:layer="layout" svg:x1="30.625cm" svg:y1="19.295cm" svg:x2="28.025cm" svg:y2="16.17cm" draw:start-shape="id8" draw:end-shape="id4" svg:d="M30625 19295h-1299v-3125h-1301" svg:viewBox="0 0 2601 3126">
            <text:p/>
          </draw:connector>
          <draw:connector draw:style-name="gr16" draw:text-style-name="P5" draw:layer="layout" svg:x1="30.625cm" svg:y1="16.095cm" svg:x2="28.025cm" svg:y2="16.17cm" draw:start-shape="id9" draw:end-shape="id4" svg:d="M30625 16095h-1300v75h-1300" svg:viewBox="0 0 2601 76">
            <text:p/>
          </draw:connector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Triangle_20_unfilled" draw:display-name="Triangle unfilled" svg:viewBox="0 0 3000 3000" svg:d="M1500 0l1500 3000h-3000zM1500 447l-1176 2353h2353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8-31T09:46:19.364482365</meta:creation-date>
    <dc:date>2022-08-31T11:31:17.353019416</dc:date>
    <meta:editing-duration>PT1M59S</meta:editing-duration>
    <meta:editing-cycles>1</meta:editing-cycles>
    <meta:document-statistic meta:object-count="34"/>
    <meta:generator>LibreOffice/7.1.8.1$MacOSX_X86_64 LibreOffice_project/e1f30c802c3269a1d052614453f260e49458c82c</meta:generator>
  </office:meta>
</office:document-meta>
</file>